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.15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MP0">
      <style:paragraph-properties style:page-number="auto"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9" text:outline-level="1"/>
      <text:h text:style-name="P9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>Jérémy VAZ BORGES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3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S</text:p>
            <text:p text:style-name="Standard">Jean-Philippe HUGUET</text:p>
            <text:p text:style-name="Standard">Sébastien TROUSSE </text:p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>
          <table:table-cell table:style-name="Tableau4.A2" office:value-type="string">
            <text:p text:style-name="P4">3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Table_20_Contents">13/11/13</text:p>
          </table:table-cell>
          <table:table-cell table:style-name="Tableau4.E2" office:value-type="string">
            <text:p text:style-name="Table_20_Contents">Modification des rôles et des dates</text:p>
          </table:table-cell>
        </table:table-row>
      </table:table>
      <text:p text:style-name="Text_20_body"/>
      <text:h text:style-name="P10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>Quentin CHEYN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6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6">16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>Quentin CHEYNET</text:p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>Jean-Philippe HUGUET</text:p>
            <text:p text:style-name="P6">Clément CARLES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Établir le protocole réseau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serveur multi-thread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6">14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7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jout de la partie réseau à la partie graphique</text:p>
          </table:table-cell>
          <table:table-cell table:style-name="Tableau5.A2" office:value-type="string">
            <text:p text:style-name="P6">Jérémy VAZ BORGES</text:p>
            <text:p text:style-name="P6">Sébastien <text:soft-page-break/>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5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9/11/2013</text:p>
            <text:p text:style-name="P5">12h00</text:p>
          </table:table-cell>
          <table:table-cell table:style-name="Tableau5.A2" office:value-type="string">
            <text:p text:style-name="P6">Groupe C</text:p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Z Jeremy</meta:initial-creator>
    <meta:creation-date>2013-11-04T22:16:00Z</meta:creation-date>
    <dc:date>2013-11-14T11:04:44.22</dc:date>
    <meta:print-date>2013-11-04T20:40:00Z</meta:print-date>
    <meta:editing-cycles>47</meta:editing-cycles>
    <meta:editing-duration>PT04H18M33S</meta:editing-duration>
    <meta:document-statistic meta:table-count="5" meta:image-count="1" meta:object-count="0" meta:page-count="3" meta:paragraph-count="151" meta:word-count="310" meta:character-count="2110"/>
    <meta:template xlink:type="simple" xlink:actuate="onRequest" xlink:title="" xlink:href="file:///H:/%255BPROJET3%255D%255BGrpC%255Dfiche_it%25C3%25A9ration_PREVISIONNELLE_n%25C2%25B01_23-10-13_v1.1.odt/Normal.dotm"/>
  </office:meta>
</office:document-meta>
</file>